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style:paragraph-properties fo:background-color="#eeeeee">
        <style:background-image/>
      </style:paragraph-properties>
    </style:style>
    <style:style style:name="P67" style:family="paragraph" style:parent-style-name="Text_20_body">
      <style:paragraph-properties fo:background-color="#eeeeee">
        <style:background-image/>
      </style:paragraph-properties>
      <style:text-properties fo:language="ru" fo:country="RU"/>
    </style:style>
    <style:style style:name="P68" style:family="paragraph" style:parent-style-name="Text_20_body">
      <style:paragraph-properties fo:text-align="justify" style:justify-single-word="false"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color="#800000"/>
    </style:style>
    <style:style style:name="P73" style:family="paragraph" style:parent-style-name="Text_20_body">
      <style:paragraph-properties fo:margin-left="0cm" fo:margin-right="0cm" fo:text-align="center" style:justify-single-word="false" fo:text-indent="0cm" style:auto-text-indent="false"/>
    </style:style>
    <style:style style:name="P7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1" style:family="paragraph" style:parent-style-name="Heading_20_1">
      <style:paragraph-properties fo:margin-left="0cm" fo:margin-right="0cm" fo:text-align="center" style:justify-single-word="false" fo:text-indent="0.499cm" style:auto-text-indent="false"/>
    </style:style>
    <style:style style:name="P92" style:family="paragraph" style:parent-style-name="Heading_20_1">
      <style:paragraph-properties fo:background-color="#eeeeee">
        <style:background-image/>
      </style:paragraph-properties>
    </style:style>
    <style:style style:name="P93" style:family="paragraph" style:parent-style-name="Heading_20_2">
      <style:text-properties fo:language="ru" fo:country="RU"/>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0491121557737433"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8376114269013199991"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946307994408218414"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4933868666429523550"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3" text:outline-level="2">«Феникс»</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3">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Можно было лежат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изящ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т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Не то, чтобы меня так уж привлекала перспектива завязать отношения с кобылой — это было бы забавно и необычно, но…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до сих пор не знал, как меня воспринимает аликорница </text:p>
      <text:p text:style-name="P30"/>
      <text:p text:style-name="P30"/>
      <text:p text:style-name="P30">Но постепенно до меня дошло, что <text:tab/> </text:p>
      <text:p text:style-name="P30"/>
      <text:p text:style-name="P30"/>
      <text:p text:style-name="P30"/>
      <text:p text:style-name="P30"/>
      <text:p text:style-name="P30">Селестия наконец успокоилась и продолжила.</text:p>
      <text:p text:style-name="P30">– А об каких жеребятах ты упоминал?</text:p>
      <text:p text:style-name="P30">&lt;Индиго Мэдтроттер утратила Шейлу Блюскай. Селестия вспоминает эпизод с Шейлой.&gt;</text:p>
      <text:p text:style-name="P30"/>
      <text:p text:style-name="P23"/>
      <text:p text:style-name="P30"/>
      <text:p text:style-name="P23">&lt;Продолжение разговора - «на чём мы остановились?»&gt;</text:p>
      <text:p text:style-name="P30"/>
      <text:p text:style-name="P29"><text:span text:style-name="T1">&lt;</text:span>сюжеты из 1001 ночи<text:span text:style-name="T1">&gt;</text:span></text:p>
      <text:p text:style-name="P30">&lt;Упоминание Стар Свирлом элементов гармонии&gt;</text:p>
      <text:p text:style-name="P32">&lt;Сон Макса — он в Эквусе будущего — с исчезнувшей магией, вымирающей флорой и фауной, с <text:soft-page-break/>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text:span><text:soft-page-break/><text:span text:style-name="T11">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41"/>
      <text:p text:style-name="P37"><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94"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text:soft-page-break/>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oft-page-break/><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4"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oft-page-break/><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4"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text:soft-page-break/>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soft-page-break/>***</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94"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text:soft-page-break/>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text:soft-page-break/>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text:soft-page-break/>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4" text:outline-level="2">В библиотеке замка Селестии</text:h>
      <text:p text:style-name="P66"/>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text:soft-page-break/>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text:soft-page-break/>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37"/>
      <text:h text:style-name="P9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text:soft-page-break/>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oft-page-break/><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4" text:outline-level="2">Знакомство с Элементами Гармонии</text:h>
      <text:p text:style-name="P37"/>
      <text:p text:style-name="P37"><text:soft-page-break/>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text:soft-page-break/>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oft-page-break/><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4" text:outline-level="2">Сон Макса</text:h>
      <text:p text:style-name="P66"/>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oft-page-break/><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text:span><text:soft-page-break/><text:span text:style-name="T11">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text:soft-page-break/>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oft-page-break/><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text:soft-page-break/>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text:soft-page-break/>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oft-page-break/><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text:soft-page-break/>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4"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oft-page-break/><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oft-page-break/><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text:soft-page-break/>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text:soft-page-break/>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4"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text:soft-page-break/>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text:soft-page-break/>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4" text:outline-level="2"><text:soft-page-break/>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oft-page-break/><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4" text:outline-level="2">Поиск решения</text:h>
      <text:p text:style-name="P66"/>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oft-page-break/><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94"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text:soft-page-break/>– Поживём — увидим. Я никому навязывать обязанности не собираюсь.</text:p>
      <text:p text:style-name="P37"/>
      <text:h text:style-name="P9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text:soft-page-break/>–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text:soft-page-break/>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4"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text:soft-page-break/>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4" text:outline-level="2">След?</text:h>
      <text:p text:style-name="P66"/>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4"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oft-page-break/><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4745298695672702574"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5">– </text:span>А если нет? – Эпплджек смотрела мне мне прямо в глаза.</text:p>
      <text:list xml:id="list20606873" text:continue-numbering="true" text:style-name="L5">
        <text:list-header>
          <text:p text:style-name="P102">Я молча пожал плечами. Эпплджек уверенно продолжила.</text:p>
        </text:list-header>
      </text:list>
      <text:p text:style-name="P5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33412" text:continue-numbering="true" text:style-name="L5">
        <text:list-header>
          <text:p text:style-name="P102"><text:soft-page-break/>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18560"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95" text:outline-level="2">Почти.</text:h>
      <text:p text:style-name="P67"/>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95" text:outline-level="2">Дискорд</text:h>
      <text:p text:style-name="P66"/>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1199686226901756229"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5070062292943245528" text:style-name="L7">
        <text:list-header>
          <text:p text:style-name="P9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text:soft-page-break/>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94"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text:soft-page-break/>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text:soft-page-break/>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5"/>
      <text:h text:style-name="P94"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text:soft-page-break/>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19">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text:soft-page-break/>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text:span><text:soft-page-break/><text:span text:style-name="T11">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7584688311405166820" text:style-name="L8">
        <text:list-header>
          <text:p text:style-name="P104">(<text:span text:style-name="T15">Луна — как повелительница снов, слышала разговор Макса с Анакорном</text:span>)</text:p>
          <text:p text:style-name="P105"/>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4"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text:soft-page-break/></text:p>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text:soft-page-break/>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6T00:44:06.56</dc:date>
    <meta:editing-duration>P44DT3H2M8S</meta:editing-duration>
    <meta:editing-cycles>1697</meta:editing-cycles>
    <meta:generator>OpenOffice/4.1.1$Win32 OpenOffice.org_project/411m6$Build-9775</meta:generator>
    <meta:document-statistic meta:table-count="0" meta:image-count="0" meta:object-count="0" meta:page-count="115" meta:paragraph-count="2386" meta:word-count="54705" meta:character-count="347986"/>
    <dc:creator>макс </dc:creator>
  </office:meta>
</office:document-meta>
</file>